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style:text-properties fo:font-size="14pt" style:font-size-asian="14pt" style:font-size-complex="14pt" fo:language="en" fo:country="US"/>
    </style:style>
    <style:style style:name="P2" style:parent-style-name="Normal" style:family="paragraph">
      <style:paragraph-properties fo:text-align="center" fo:margin-bottom="0in" fo:line-height="100%"/>
      <style:text-properties fo:font-size="10.5pt" style:font-size-asian="10.5pt" style:font-size-complex="10.5pt" fo:language="en" fo:country="US"/>
    </style:style>
    <style:style style:name="P3" style:parent-style-name="Normal" style:family="paragraph">
      <style:paragraph-properties fo:margin-bottom="0in" fo:line-height="100%"/>
      <style:text-properties fo:font-size="10.5pt" style:font-size-asian="10.5pt" style:font-size-complex="10.5pt" fo:language="en" fo:country="US"/>
    </style:style>
    <style:style style:name="P4" style:parent-style-name="Normal" style:family="paragraph">
      <style:paragraph-properties fo:margin-bottom="0in" fo:line-height="100%"/>
      <style:text-properties fo:font-size="4pt" style:font-size-asian="4pt" style:font-size-complex="4pt" fo:language="en" fo:country="US"/>
    </style:style>
    <style:style style:name="P5" style:parent-style-name="Normal" style:family="paragraph">
      <style:paragraph-properties fo:margin-bottom="0in" fo:line-height="100%"/>
      <style:text-properties fo:font-size="10.5pt" style:font-size-asian="10.5pt" style:font-size-complex="10.5pt" fo:language="en" fo:country="US"/>
    </style:style>
    <style:style style:name="P6" style:parent-style-name="ListParagraph" style:list-style-name="LFO1" style:family="paragraph">
      <style:paragraph-properties fo:margin-bottom="0in" fo:line-height="100%"/>
      <style:text-properties fo:font-size="10.5pt" style:font-size-asian="10.5pt" style:font-size-complex="10.5pt" fo:language="en" fo:country="US"/>
    </style:style>
    <style:style style:name="P7" style:parent-style-name="ListParagraph" style:list-style-name="LFO1" style:family="paragraph">
      <style:paragraph-properties fo:margin-bottom="0in" fo:line-height="100%"/>
    </style:style>
    <style:style style:name="T8" style:parent-style-name="DefaultParagraphFont" style:family="text">
      <style:text-properties fo:font-size="10.5pt" style:font-size-asian="10.5pt" style:font-size-complex="10.5pt" fo:language="en" fo:country="US"/>
    </style:style>
    <style:style style:name="T9" style:parent-style-name="DefaultParagraphFont" style:family="text">
      <style:text-properties fo:language="en" fo:country="US"/>
    </style:style>
    <style:style style:name="P10" style:parent-style-name="CommentText" style:family="paragraph">
      <style:text-properties fo:language="en" fo:country="US"/>
    </style:style>
    <style:style style:name="P11" style:parent-style-name="CommentText" style:family="paragraph">
      <style:text-properties fo:language="en" fo:country="US"/>
    </style:style>
    <style:style style:name="P12" style:parent-style-name="CommentText" style:family="paragraph">
      <style:text-properties fo:language="en" fo:country="US"/>
    </style:style>
    <style:style style:name="P13" style:parent-style-name="CommentText" style:family="paragraph">
      <style:text-properties fo:language="en" fo:country="US"/>
    </style:style>
    <style:style style:name="P14" style:parent-style-name="CommentText" style:family="paragraph">
      <style:text-properties fo:language="en" fo:country="US"/>
    </style:style>
    <style:style style:name="P15" style:parent-style-name="CommentText" style:family="paragraph">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font-size="10.5pt" style:font-size-asian="10.5pt" style:font-size-complex="10.5pt" fo:language="en" fo:country="US"/>
    </style:style>
    <style:style style:name="P19" style:parent-style-name="ListParagraph" style:list-style-name="LFO1" style:family="paragraph">
      <style:paragraph-properties fo:margin-bottom="0in" fo:line-height="100%"/>
    </style:style>
    <style:style style:name="T20" style:parent-style-name="DefaultParagraphFont" style:family="text">
      <style:text-properties fo:font-size="10.5pt" style:font-size-asian="10.5pt" style:font-size-complex="10.5pt" fo:language="en" fo:country="US"/>
    </style:style>
    <style:style style:name="T21" style:parent-style-name="DefaultParagraphFont" style:family="text">
      <style:text-properties fo:font-size="10.5pt" style:font-size-asian="10.5pt" style:font-size-complex="10.5pt"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CommentReference" style:family="text">
      <style:text-properties fo:font-size="10.5pt" style:font-size-asian="10.5pt" style:font-size-complex="10.5pt"/>
    </style:style>
    <style:style style:name="P25" style:parent-style-name="ListParagraph" style:list-style-name="LFO1" style:family="paragraph">
      <style:paragraph-properties fo:margin-bottom="0in" fo:line-height="100%"/>
      <style:text-properties fo:font-size="10.5pt" style:font-size-asian="10.5pt" style:font-size-complex="10.5pt" fo:language="en" fo:country="US"/>
    </style:style>
    <style:style style:name="P26" style:parent-style-name="ListParagraph" style:list-style-name="LFO1" style:family="paragraph">
      <style:paragraph-properties fo:margin-bottom="0in" fo:line-height="100%"/>
      <style:text-properties fo:font-size="10.5pt" style:font-size-asian="10.5pt" style:font-size-complex="10.5pt" fo:language="en" fo:country="US"/>
    </style:style>
    <style:style style:name="P27" style:parent-style-name="Normal" style:family="paragraph">
      <style:paragraph-properties fo:margin-bottom="0in" fo:line-height="100%"/>
      <style:text-properties fo:font-size="4pt" style:font-size-asian="4pt" style:font-size-complex="4pt" fo:language="en" fo:country="US"/>
    </style:style>
    <style:style style:name="P28" style:parent-style-name="Normal" style:family="paragraph">
      <style:paragraph-properties fo:margin-bottom="0in" fo:line-height="100%"/>
    </style:style>
    <style:style style:name="T29" style:parent-style-name="DefaultParagraphFont" style:family="text">
      <style:text-properties fo:font-size="10.5pt" style:font-size-asian="10.5pt" style:font-size-complex="10.5pt"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font-size="10.5pt" style:font-size-asian="10.5pt" style:font-size-complex="10.5pt" fo:language="en" fo:country="US"/>
    </style:style>
    <style:style style:name="P33" style:parent-style-name="ListParagraph" style:list-style-name="LFO2" style:family="paragraph">
      <style:paragraph-properties fo:margin-bottom="0in" fo:line-height="100%"/>
      <style:text-properties fo:font-size="10.5pt" style:font-size-asian="10.5pt" style:font-size-complex="10.5pt" fo:language="en" fo:country="US"/>
    </style:style>
    <style:style style:name="P34" style:parent-style-name="ListParagraph" style:list-style-name="LFO2" style:family="paragraph">
      <style:paragraph-properties fo:margin-bottom="0in" fo:line-height="100%"/>
    </style:style>
    <style:style style:name="T35" style:parent-style-name="DefaultParagraphFont" style:family="text">
      <style:text-properties fo:font-size="10.5pt" style:font-size-asian="10.5pt" style:font-size-complex="10.5pt" fo:language="en" fo:country="US"/>
    </style:style>
    <style:style style:name="T36" style:parent-style-name="DefaultParagraphFont" style:family="text">
      <style:text-properties fo:font-size="10.5pt" style:font-size-asian="10.5pt" style:font-size-complex="10.5pt"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font-size="10.5pt" style:font-size-asian="10.5pt" style:font-size-complex="10.5pt" fo:language="en" fo:country="US"/>
    </style:style>
    <style:style style:name="T40" style:parent-style-name="DefaultParagraphFont" style:family="text">
      <style:text-properties fo:font-size="10.5pt" style:font-size-asian="10.5pt" style:font-size-complex="10.5pt" fo:language="en" fo:country="US"/>
    </style:style>
    <style:style style:name="T41" style:parent-style-name="DefaultParagraphFont" style:family="text">
      <style:text-properties fo:font-size="10.5pt" style:font-size-asian="10.5pt" style:font-size-complex="10.5pt" fo:language="en" fo:country="US"/>
    </style:style>
    <style:style style:name="P42" style:parent-style-name="ListParagraph" style:list-style-name="LFO2" style:family="paragraph">
      <style:paragraph-properties fo:margin-bottom="0in" fo:line-height="100%"/>
      <style:text-properties fo:font-size="10.5pt" style:font-size-asian="10.5pt" style:font-size-complex="10.5pt" fo:language="en" fo:country="US"/>
    </style:style>
    <style:style style:name="P43" style:parent-style-name="Normal" style:family="paragraph">
      <style:paragraph-properties fo:margin-bottom="0in" fo:line-height="100%"/>
      <style:text-properties fo:font-size="4pt" style:font-size-asian="4pt" style:font-size-complex="4pt" fo:language="en" fo:country="US"/>
    </style:style>
    <style:style style:name="P44" style:parent-style-name="Normal" style:family="paragraph">
      <style:paragraph-properties fo:margin-bottom="0in" fo:line-height="100%"/>
      <style:text-properties fo:font-size="10.5pt" style:font-size-asian="10.5pt" style:font-size-complex="10.5pt" fo:language="en" fo:country="US"/>
    </style:style>
    <style:style style:name="P45"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46"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47" style:parent-style-name="ListParagraph" style:list-style-name="LFO3" style:family="paragraph">
      <style:paragraph-properties fo:margin-bottom="0in" fo:line-height="100%"/>
    </style:style>
    <style:style style:name="T48" style:parent-style-name="DefaultParagraphFont" style:family="text">
      <style:text-properties fo:font-size="10.5pt" style:font-size-asian="10.5pt" style:font-size-complex="10.5pt" fo:language="en" fo:country="US"/>
    </style:style>
    <style:style style:name="T49" style:parent-style-name="DefaultParagraphFont" style:family="text">
      <style:text-properties fo:font-size="10.5pt" style:font-size-asian="10.5pt" style:font-size-complex="10.5pt" fo:language="en" fo:country="US"/>
    </style:style>
    <style:style style:name="T50" style:parent-style-name="DefaultParagraphFont" style:family="text">
      <style:text-properties fo:font-weight="bold" style:font-weight-asian="bold" style:font-weight-complex="bold" fo:font-size="10.5pt" style:font-size-asian="10.5pt" style:font-size-complex="10.5pt" fo:language="en" fo:country="US"/>
    </style:style>
    <style:style style:name="T51" style:parent-style-name="DefaultParagraphFont" style:family="text">
      <style:text-properties fo:font-size="10.5pt" style:font-size-asian="10.5pt" style:font-size-complex="10.5pt" fo:language="en" fo:country="US"/>
    </style:style>
    <style:style style:name="T52" style:parent-style-name="DefaultParagraphFont" style:family="text">
      <style:text-properties fo:font-size="10.5pt" style:font-size-asian="10.5pt" style:font-size-complex="10.5pt" fo:language="en" fo:country="US"/>
    </style:style>
    <style:style style:name="P53" style:parent-style-name="ListParagraph" style:list-style-name="LFO3" style:family="paragraph">
      <style:paragraph-properties fo:margin-bottom="0in" fo:line-height="100%"/>
    </style:style>
    <style:style style:name="T54" style:parent-style-name="DefaultParagraphFont" style:family="text">
      <style:text-properties fo:font-size="10.5pt" style:font-size-asian="10.5pt" style:font-size-complex="10.5pt"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P57" style:parent-style-name="CommentText" style:family="paragraph">
      <style:text-properties fo:language="en" fo:country="US"/>
    </style:style>
    <style:style style:name="P58" style:parent-style-name="CommentText" style:family="paragraph">
      <style:text-properties fo:language="en" fo:country="US"/>
    </style:style>
    <style:style style:name="P59" style:parent-style-name="CommentText" style:family="paragraph">
      <style:text-properties fo:language="en" fo:country="US"/>
    </style:style>
    <style:style style:name="P60" style:parent-style-name="CommentText" style:family="paragraph">
      <style:text-properties fo:language="en" fo:country="US"/>
    </style:style>
    <style:style style:name="P61" style:parent-style-name="CommentText" style:family="paragraph">
      <style:text-properties fo:language="en" fo:country="US"/>
    </style:style>
    <style:style style:name="T62" style:parent-style-name="DefaultParagraphFont" style:family="text">
      <style:text-properties fo:background-color="#FFFF00" fo:language="en" fo:country="US"/>
    </style:style>
    <style:style style:name="T63" style:parent-style-name="DefaultParagraphFont" style:family="text">
      <style:text-properties fo:background-color="#FFFF00" fo:language="en" fo:country="US"/>
    </style:style>
    <style:style style:name="T64" style:parent-style-name="DefaultParagraphFont" style:family="text">
      <style:text-properties fo:font-size="10.5pt" style:font-size-asian="10.5pt" style:font-size-complex="10.5pt" fo:language="en" fo:country="US"/>
    </style:style>
    <style:style style:name="P65" style:parent-style-name="ListParagraph" style:list-style-name="LFO3" style:family="paragraph">
      <style:paragraph-properties fo:margin-bottom="0in" fo:line-height="100%"/>
    </style:style>
    <style:style style:name="T66" style:parent-style-name="DefaultParagraphFont" style:family="text">
      <style:text-properties fo:font-size="10.5pt" style:font-size-asian="10.5pt" style:font-size-complex="10.5pt"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P69"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70"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71"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72"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73" style:parent-style-name="ListParagraph" style:list-style-name="LFO3" style:family="paragraph">
      <style:paragraph-properties fo:margin-bottom="0in" fo:line-height="100%"/>
    </style:style>
    <style:style style:name="T74" style:parent-style-name="DefaultParagraphFont" style:family="text">
      <style:text-properties fo:font-size="10.5pt" style:font-size-asian="10.5pt" style:font-size-complex="10.5pt" fo:language="en" fo:country="US"/>
    </style:style>
    <style:style style:name="T75" style:parent-style-name="DefaultParagraphFont" style:family="text">
      <style:text-properties fo:font-size="10.5pt" style:font-size-asian="10.5pt" style:font-size-complex="10.5pt" fo:language="en" fo:country="US"/>
    </style:style>
    <style:style style:name="T76" style:parent-style-name="DefaultParagraphFont" style:family="text">
      <style:text-properties fo:language="en" fo:country="US"/>
    </style:style>
    <style:style style:name="T77" style:parent-style-name="DefaultParagraphFont" style:family="text">
      <style:text-properties fo:font-size="10.5pt" style:font-size-asian="10.5pt" style:font-size-complex="10.5pt" fo:language="en" fo:country="US"/>
    </style:style>
    <style:style style:name="P78"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79"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80" style:parent-style-name="ListParagraph" style:list-style-name="LFO3" style:family="paragraph">
      <style:paragraph-properties fo:margin-bottom="0in" fo:line-height="100%"/>
    </style:style>
    <style:style style:name="T81" style:parent-style-name="DefaultParagraphFont" style:family="text">
      <style:text-properties fo:font-size="10.5pt" style:font-size-asian="10.5pt" style:font-size-complex="10.5pt" fo:language="en" fo:country="US"/>
    </style:style>
    <style:style style:name="T82" style:parent-style-name="DefaultParagraphFont" style:family="text">
      <style:text-properties fo:font-size="10.5pt" style:font-size-asian="10.5pt" style:font-size-complex="10.5pt" fo:language="en" fo:country="US"/>
    </style:style>
    <style:style style:name="P83"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84"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85"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86" style:parent-style-name="ListParagraph" style:list-style-name="LFO3" style:family="paragraph">
      <style:paragraph-properties fo:margin-bottom="0in" fo:line-height="100%"/>
    </style:style>
    <style:style style:name="T87" style:parent-style-name="DefaultParagraphFont" style:family="text">
      <style:text-properties fo:font-size="10.5pt" style:font-size-asian="10.5pt" style:font-size-complex="10.5pt" fo:language="en" fo:country="US"/>
    </style:style>
    <style:style style:name="T88" style:parent-style-name="DefaultParagraphFont" style:family="text">
      <style:text-properties fo:font-size="10.5pt" style:font-size-asian="10.5pt" style:font-size-complex="10.5pt" fo:language="en" fo:country="US"/>
    </style:style>
    <style:style style:name="T89" style:parent-style-name="DefaultParagraphFont" style:family="text">
      <style:text-properties fo:language="en" fo:country="US"/>
    </style:style>
    <style:style style:name="P90" style:parent-style-name="CommentText" style:family="paragraph">
      <style:text-properties fo:language="en" fo:country="US"/>
    </style:style>
    <style:style style:name="T91" style:parent-style-name="DefaultParagraphFont" style:family="text">
      <style:text-properties fo:font-size="10.5pt" style:font-size-asian="10.5pt" style:font-size-complex="10.5pt" fo:language="en" fo:country="US"/>
    </style:style>
    <style:style style:name="T92" style:parent-style-name="DefaultParagraphFont" style:family="text">
      <style:text-properties fo:font-size="10.5pt" style:font-size-asian="10.5pt" style:font-size-complex="10.5pt" fo:language="en" fo:country="US"/>
    </style:style>
    <style:style style:name="T93" style:parent-style-name="DefaultParagraphFont" style:family="text">
      <style:text-properties fo:font-size="10.5pt" style:font-size-asian="10.5pt" style:font-size-complex="10.5pt" fo:language="en" fo:country="US"/>
    </style:style>
    <style:style style:name="P94" style:parent-style-name="ListParagraph" style:list-style-name="LFO3" style:family="paragraph">
      <style:paragraph-properties fo:margin-bottom="0in" fo:line-height="100%"/>
      <style:text-properties fo:font-size="10.5pt" style:font-size-asian="10.5pt" style:font-size-complex="10.5pt" fo:language="en" fo:country="US"/>
    </style:style>
    <style:style style:name="P95" style:parent-style-name="Normal" style:family="paragraph">
      <style:paragraph-properties fo:margin-bottom="0in" fo:line-height="100%"/>
      <style:text-properties fo:font-size="4pt" style:font-size-asian="4pt" style:font-size-complex="4pt" fo:language="en" fo:country="US"/>
    </style:style>
    <style:style style:name="P96" style:parent-style-name="Normal" style:family="paragraph">
      <style:paragraph-properties fo:margin-bottom="0in" fo:line-height="100%"/>
      <style:text-properties fo:font-size="10.5pt" style:font-size-asian="10.5pt" style:font-size-complex="10.5pt" fo:language="en" fo:country="US"/>
    </style:style>
    <style:style style:name="P97" style:parent-style-name="Normal" style:family="paragraph">
      <style:paragraph-properties fo:margin-bottom="0in" fo:line-height="100%"/>
    </style:style>
    <style:style style:name="T98" style:parent-style-name="DefaultParagraphFont" style:family="text">
      <style:text-properties fo:background-color="#FFFF00" fo:language="en" fo:country="US"/>
    </style:style>
    <style:style style:name="P99" style:parent-style-name="Normal" style:family="paragraph">
      <style:paragraph-properties fo:margin-bottom="0in" fo:line-height="100%"/>
      <style:text-properties style:text-underline-type="single" style:text-underline-style="solid" style:text-underline-width="auto" style:text-underline-mode="continuous" fo:language="en" fo:country="US"/>
    </style:style>
    <style:style style:name="P100" style:parent-style-name="Normal" style:family="paragraph">
      <style:paragraph-properties fo:margin-bottom="0in" fo:line-height="100%"/>
      <style:text-properties style:text-underline-type="single" style:text-underline-style="solid" style:text-underline-width="auto" style:text-underline-mode="continuous" fo:language="en" fo:country="US"/>
    </style:style>
    <style:style style:name="P101" style:parent-style-name="Normal" style:family="paragraph">
      <style:paragraph-properties fo:margin-bottom="0in" fo:line-height="100%"/>
      <style:text-properties fo:language="en" fo:country="US"/>
    </style:style>
    <style:style style:name="P102" style:parent-style-name="Normal" style:family="paragraph">
      <style:paragraph-properties fo:margin-bottom="0in" fo:line-height="100%"/>
      <style:text-properties fo:font-size="10.5pt" style:font-size-asian="10.5pt" style:font-size-complex="10.5pt" fo:language="en" fo:country="US"/>
    </style:style>
    <style:style style:name="P103" style:parent-style-name="Normal" style:family="paragraph">
      <style:paragraph-properties fo:margin-bottom="0in" fo:line-height="100%"/>
      <style:text-properties fo:font-size="10.5pt" style:font-size-asian="10.5pt" style:font-size-complex="10.5pt" fo:language="en" fo:country="US"/>
    </style:style>
    <style:style style:name="P104" style:parent-style-name="Normal" style:family="paragraph">
      <style:paragraph-properties fo:margin-bottom="0in" fo:line-height="100%"/>
    </style:style>
    <style:style style:name="T105" style:parent-style-name="DefaultParagraphFont" style:family="text">
      <style:text-properties fo:font-size="10.5pt" style:font-size-asian="10.5pt" style:font-size-complex="10.5pt" fo:language="en" fo:country="US"/>
    </style:style>
    <style:style style:name="T106" style:parent-style-name="DefaultParagraphFont" style:family="text">
      <style:text-properties fo:font-size="10.5pt" style:font-size-asian="10.5pt" style:font-size-complex="10.5pt" fo:language="en" fo:country="US"/>
    </style:style>
    <style:style style:name="T107" style:parent-style-name="Hyperlink" style:family="text">
      <style:text-properties fo:font-size="10.5pt" style:font-size-asian="10.5pt" style:font-size-complex="10.5pt" fo:language="en" fo:country="US"/>
    </style:style>
    <style:style style:name="T108" style:parent-style-name="DefaultParagraphFont" style:family="text">
      <style:text-properties fo:font-size="10.5pt" style:font-size-asian="10.5pt" style:font-size-complex="10.5pt" fo:language="en" fo:country="US"/>
    </style:style>
    <style:style style:name="P109" style:parent-style-name="Normal" style:family="paragraph">
      <style:paragraph-properties fo:margin-bottom="0in" fo:line-height="100%"/>
      <style:text-properties fo:font-size="10.5pt" style:font-size-asian="10.5pt" style:font-size-complex="10.5pt" fo:language="en" fo:country="US"/>
    </style:style>
    <style:style style:name="P110" style:parent-style-name="Normal" style:family="paragraph">
      <style:paragraph-properties fo:margin-bottom="0in" fo:line-height="100%"/>
    </style:style>
    <style:style style:name="T111" style:parent-style-name="DefaultParagraphFont" style:family="text">
      <style:text-properties fo:font-size="10.5pt" style:font-size-asian="10.5pt" style:font-size-complex="10.5pt" fo:language="en" fo:country="US"/>
    </style:style>
    <style:style style:name="T112" style:parent-style-name="Hyperlink" style:family="text">
      <style:text-properties fo:font-size="10.5pt" style:font-size-asian="10.5pt" style:font-size-complex="10.5pt" fo:language="en" fo:country="US"/>
    </style:style>
    <style:style style:name="T113" style:parent-style-name="DefaultParagraphFont" style:family="text">
      <style:text-properties fo:font-size="10.5pt" style:font-size-asian="10.5pt" style:font-size-complex="10.5pt" fo:language="en" fo:country="US"/>
    </style:style>
    <style:style style:name="P114" style:parent-style-name="Normal" style:family="paragraph">
      <style:paragraph-properties fo:margin-bottom="0in" fo:line-height="100%"/>
      <style:text-properties fo:font-size="10.5pt" style:font-size-asian="10.5pt" style:font-size-complex="10.5pt" fo:language="en" fo:country="US"/>
    </style:style>
    <style:style style:name="P115" style:parent-style-name="Normal" style:family="paragraph">
      <style:paragraph-properties fo:margin-bottom="0in" fo:line-height="100%"/>
    </style:style>
    <style:style style:name="T116" style:parent-style-name="DefaultParagraphFont" style:family="text">
      <style:text-properties fo:font-size="10.5pt" style:font-size-asian="10.5pt" style:font-size-complex="10.5pt" fo:language="en" fo:country="US"/>
    </style:style>
    <style:style style:name="T117" style:parent-style-name="DefaultParagraphFont" style:family="text">
      <style:text-properties fo:font-size="10.5pt" style:font-size-asian="10.5pt" style:font-size-complex="10.5pt" fo:language="en" fo:country="US"/>
    </style:style>
    <style:style style:name="T118" style:parent-style-name="Hyperlink" style:family="text">
      <style:text-properties fo:font-size="10.5pt" style:font-size-asian="10.5pt" style:font-size-complex="10.5pt" fo:language="en" fo:country="US"/>
    </style:style>
    <style:style style:name="T119" style:parent-style-name="DefaultParagraphFont" style:family="text">
      <style:text-properties fo:font-size="10.5pt" style:font-size-asian="10.5pt" style:font-size-complex="10.5pt" fo:language="en" fo:country="US"/>
    </style:style>
  </office:automatic-styles>
  <office:body>
    <office:text text:use-soft-page-breaks="true">
      <text:p text:style-name="P1">Short open-inquiry flipped-lab course component (55-80 student work hours)</text:p>
      <text:p text:style-name="P2"/>
      <text:p text:style-name="P3">The following plan is meant to support a single open-inquiry flipped-lab project. <text:s/>It could be implemented in a small course or as a component of a larger<text:s/>course, where students have 55-80 work hours they can devote to these activities. <text:s/></text:p>
      <text:p text:style-name="P4"/>
      <text:p text:style-name="P5">Pre-assigned material to view / read / prepare before first meeting:</text:p>
      <text:list text:style-name="LFO1" text:continue-numbering="true">
        <text:list-item>
          <text:p text:style-name="P6">View: <text:s/>Video lectures on sensors (videos are provided in this repository, or can given by course instructor?)</text:p>
        </text:list-item>
        <text:list-item>
          <text:p text:style-name="P7"><text:span text:style-name="T8"><office:annotation office:name="0" xml:id="582739222"><dc:creator>Forrest Bradbury</dc:creator><dc:date>2020-07-17T08:51:00</dc:date><text:p text:style-name="CommentText"><text:span text:style-name="T9">In this shorter variant, I recommend letting students choose from a pre-ordered selection of 5-10 sensors (instead of asking them to identify and purchase them).</text:span></text:p><text:p text:style-name="P10"/><text:p text:style-name="P11">If the students haven’t learned how an ADC works, then this will need to be covered here. <text:s/>The Arduino Uno has 10-bit ADCs with default ranges of 0-5V, so students should be aware of the reading uncertainty inherent in these analog measurements of ~5mV, or in whatever unit the calibration from bits maps to.</text:p><text:p text:style-name="P12"/><text:p text:style-name="P13">Also, many sensor boards have on-board IC’s and their signals are read digitally by the Arduino (using some standard libraries), and this is worth a quick mention.</text:p><text:p text:style-name="P14"/><text:p text:style-name="P15">And, if students don’t have Arduino programming experience, example Sketches (i.e. Arduino code) should<text:s/>probably be provided.</text:p></office:annotation>IF TIME IS SHORT AND/OR STUDENTS HAVE LITTLE PRIOR EXPERIENCE: <text:s/>Read: <text:s/>Overview of available sensors, probably detailing how they work and how Arduinos read them, and possibly giving example</text:span><text:span text:style-name="T16"><text:s/>Sketches (i.e. Arduino code) for controlling</text:span><text:span text:style-name="T17"><text:s/>them<text:s/></text:span><text:span text:style-name="T18"><text:s/></text:span><text:span text:style-name="CommentReference"><office:annotation-end office:name="0"/></text:span></text:p>
        </text:list-item>
        <text:list-item>
          <text:p text:style-name="P19"><text:span text:style-name="T20">Read: <text:s/></text:span><text:span text:style-name="T21"><office:annotation office:name="1" xml:id="579055303"><dc:creator>Forrest Bradbury</dc:creator><dc:date>2020-06-04T17:32:00</dc:date><text:p text:style-name="CommentText"><text:span text:style-name="T22">This will be similar to the “Semi-structured_Experiments.ipynb” document, except with MUCH MORE DIRECTIVE GUIDANCE overall and more background on using &amp; programming Arduinos, like found in the “Arduino-Intro_and_Structured-Experiment.ip</text:span><text:span text:style-name="T23">ynb” document.</text:span></text:p></office:annotation>Lab handout explaining the options for semi-structured experiments</text:span><text:span text:style-name="T24"><office:annotation-end office:name="1"/></text:span></text:p>
        </text:list-item>
        <text:list-item>
          <text:p text:style-name="P25">Read: <text:s/>Checklist for a good open-inquiry project (defined by instructor, considerations given in “tips” document)</text:p>
        </text:list-item>
        <text:list-item>
          <text:p text:style-name="P26">Prepare: <text:s/>One or two project ideas for open-inquiry experiments to share with the class</text:p>
        </text:list-item>
      </text:list>
      <text:p text:style-name="P27"/>
      <text:p text:style-name="P28"><text:span text:style-name="T29"><office:annotation office:name="2" xml:id="582779601"><dc:creator>Forrest Bradbury</dc:creator><dc:date>2020-07-17T20:04:00</dc:date><text:p text:style-name="CommentText"><text:span text:style-name="T30">This is a bare-minimum set of initial activities that assumes students already have experience with basic electronics, programming, and uncertainty and data analysis</text:span><text:span text:style-name="T31">.</text:span></text:p></office:annotation>Initial activities, either in-class or over video call</text:span><text:span text:style-name="CommentReference"><office:annotation-end office:name="2"/></text:span><text:span text:style-name="T32">:</text:span></text:p>
      <text:list text:style-name="LFO2" text:continue-numbering="true">
        <text:list-item>
          <text:p text:style-name="P33">1hr: <text:s/>students synchronously describe and discuss their ideas for open-inquiry projects &amp; team formation (pairs recommended, but trios possible if there is enough oversight to guarantee that everyone is substantially involved)</text:p>
        </text:list-item>
        <text:list-item>
          <text:p text:style-name="P34"><text:span text:style-name="T35">3-4hr: <text:s/>students assigned different<text:s/></text:span><text:span text:style-name="T36"><office:annotation office:name="3" xml:id="582740475"><dc:creator>Forrest Bradbury</dc:creator><dc:date>2020-07-17T09:12:00</dc:date><text:p text:style-name="CommentText"><text:span text:style-name="T37">Since my students had varying programming skill levels, I asked them to give an indication of their skills and teamed them up heterogeneously in the semi-structu</text:span><text:span text:style-name="T38">red experiments.</text:span></text:p></office:annotation>“Semi-structured Experiment” (ideally in pairs in-class, but could be a do-at-home assignment if necessary). <text:s/>I recommend awarding some small fraction of the grade for their demonstrated results</text:span><text:span text:style-name="T39"><office:annotation-end office:name="3"/></text:span><text:span text:style-name="T40">, but for this short variant, there is<text:s/></text:span><text:span text:style-name="T41">likely not time for a formal graded presentation.</text:span></text:p>
        </text:list-item>
        <text:list-item>
          <text:p text:style-name="P42">1hr: <text:s/>synchronous discussions of results and uncertainties from their Semi-structured Experiments and then introduce “LN6_EmpiricalResearchProcess.ipynb” and the schedule for the open-inquiry projects:<text:s/></text:p>
        </text:list-item>
      </text:list>
      <text:p text:style-name="P43"/>
      <text:p text:style-name="P44">Open-inquiry phase (note that the AUC Maker Lab students had 60 hours for each open-inquiry project, but if students are limited to a pre-selected set of sensors and their ambitions are held in check, then 45-50 hours might be enough?):</text:p>
      <text:list text:style-name="LFO3" text:continue-numbering="true">
        <text:list-item>
          <text:p text:style-name="P45">Peer interaction in synchronous group session (6-15 students?): <text:s/>short informal pitches with peer Q&amp;A, discussing research questions, experimental design, and feasibility prior to Pre-proposal</text:p>
        </text:list-item>
        <text:list-item>
          <text:p text:style-name="P46">Deadline: <text:s/>Pre-proposal <text:s/>(ungraded, but required for “go/no” go decision)</text:p>
          <text:list text:continue-numbering="true">
            <text:list-item>
              <text:p text:style-name="P47"><text:span text:style-name="T48">Course coo</text:span><text:span text:style-name="T49">rdinators and/or lab technicians should help TA’s with assessing pre-proposals, and make sure to look at the<text:s/></text:span><text:span text:style-name="T50">safety and ethical concerns</text:span><text:span text:style-name="T51">. <text:s/>(See “tips” document.) <text:s/>Communicate decisions immediately, as a “go” allows students to get started, and otherwise, s</text:span><text:span text:style-name="T52">tudents should be tasked with answering concerns and addressing them in next individual team meeting:</text:span></text:p>
            </text:list-item>
          </text:list>
        </text:list-item>
        <text:list-item>
          <text:p text:style-name="P53"><text:span text:style-name="T54"><office:annotation office:name="4" xml:id="582763987"><dc:creator>Forrest Bradbury</dc:creator><dc:date>2020-07-17T15:44:00</dc:date><text:p text:style-name="CommentText"><text:span text:style-name="T55">Individual meetings between instructors/TAs and the project teams constitute the main contact time during the open-inquiry phase. <text:s/>Advice for conductin</text:span><text:span text:style-name="T56">g them is given in the “tips” document.</text:span></text:p><text:p text:style-name="P57"/><text:p text:style-name="P58">If there’s instructor/TA time for planning in more individual team meetings than the 6-8 which I suggest here, by all means do it!</text:p><text:p text:style-name="P59"/><text:p text:style-name="P60">Note also that some of these might allow for two teams to be brought<text:s/>together for one longer meeting, whereby teams can learn from each other’s work.</text:p><text:p text:style-name="P61"/><text:p text:style-name="CommentText"><text:span text:style-name="T62">Finally: <text:s/>the discussion topics given here are only illustrative examples for the instructors. <text:s/>The students should be leading these discussions and the topics of discussion<text:s/></text:span><text:span text:style-name="T63">should suit their progress through the empirical research process!</text:span></text:p></office:annotation>Individual team meeting</text:span><text:span text:style-name="CommentReference"><office:annotation-end office:name="4"/></text:span><text:span text:style-name="T64">: <text:s/>progress update and/or further discussion of pre-proposal plans</text:span></text:p>
        </text:list-item>
        <text:list-item>
          <text:p text:style-name="P65"><text:span text:style-name="T66"><office:annotation office:name="5" xml:id="582764055"><dc:creator>Forrest Bradbury</dc:creator><dc:date>2020-07-17T15:45:00</dc:date><text:p text:style-name="CommentText"><text:span text:style-name="T67">This extra one is probably necessary at intermediate level or for students with little prior pro</text:span><text:span text:style-name="T68">gramming experience.</text:span></text:p></office:annotation>Suggested extra individual team meeting: <text:s/>discuss Arduino control of sensor</text:span><text:span text:style-name="CommentReference"><office:annotation-end office:name="5"/></text:span></text:p>
        </text:list-item>
        <text:list-item>
          <text:p text:style-name="P69">Individual team meeting: <text:s/>discuss sensor calibrations, measurement uncertainties, or mathematical modeling, and their relationships to research question</text:p>
        </text:list-item>
        <text:list-item>
          <text:p text:style-name="P70">Individual team meeting: <text:s/>progress update on proof-of-concept prior to Midway report</text:p>
        </text:list-item>
        <text:list-item>
          <text:p text:style-name="P71">If Midway report is a written document or a pre-recorded video, insert here: <text:s/></text:p>
          <text:list text:continue-numbering="true">
            <text:list-item>
              <text:p text:style-name="P72">Peer interaction in synchronous group session (6-15 students?): <text:s/>short informal presentations with<text:s/>peer Q&amp;A, describing experimental setup and proof-of-concept results<text:s/></text:p>
            </text:list-item>
          </text:list>
        </text:list-item>
        <text:list-item>
          <text:p text:style-name="P73"><text:span text:style-name="T74">Two options for<text:s/></text:span><text:span text:style-name="T75"><office:annotation office:name="6" xml:id="582745995"><dc:creator>Forrest Bradbury</dc:creator><dc:date>2020-07-17T10:44:00</dc:date><text:p text:style-name="CommentText"><text:span text:style-name="T76">See relevant grading form</text:span></text:p></office:annotation>Midway report</text:span><text:span text:style-name="CommentReference"><office:annotation-end office:name="6"/></text:span><text:span text:style-name="T77"><text:s/>where students present initial proof-of-concept results &amp; further plans:</text:span></text:p>
          <text:list text:continue-numbering="true">
            <text:list-item>
              <text:p text:style-name="P78">Deadline: <text:s/>Midway report as a 1400 word written document or a 10-14 minute pre-recorded video</text:p>
            </text:list-item>
            <text:list-item>
              <text:p text:style-name="P79">Synchronous class session for Midway presentations</text:p>
            </text:list-item>
          </text:list>
        </text:list-item>
        <text:list-item>
          <text:p text:style-name="P80"><text:span text:style-name="T81">Individual team meeting: <text:s/>discuss measurement progress, give feedback on Midway report, and help to refine research question, mathematical modeling / data analysis<text:s/></text:span><text:span text:style-name="T82">/ uncertainty analysis<text:s/></text:span></text:p>
        </text:list-item>
        <text:list-item>
          <text:p text:style-name="P83">Individual team meeting: <text:s/>discuss results, uncertainties, conclusions, and any necessary final measurements</text:p>
        </text:list-item>
        <text:list-item>
          <text:p text:style-name="P84">Peer interaction in synchronous group session (6-15 students?): <text:s/>short informal presentations of results (two slides<text:s/>including most important figure(s) and uncertainty budget table) with peer Q&amp;A</text:p>
        </text:list-item>
        <text:list-item>
          <text:p text:style-name="P85">Individual team meeting: <text:s/>discuss final conclusions</text:p>
        </text:list-item>
        <text:list-item>
          <text:p text:style-name="P86"><text:span text:style-name="T87">Deadline: <text:s/></text:span><text:span text:style-name="T88"><office:annotation office:name="7" xml:id="582747289"><dc:creator>Forrest Bradbury</dc:creator><dc:date>2020-07-17T11:06:00</dc:date><text:p text:style-name="CommentText"><text:span text:style-name="T89">See relevant grading form</text:span></text:p><text:p text:style-name="P90"/><text:p text:style-name="CommentText"><text:span text:style-name="T91">Many of these turn out really nice! <text:s/>Student teams are encouraged to share their vid</text:span><text:span text:style-name="T92">eos with friends, family, and high school teachers. <text:s/>This helps raise the visibility of the scientific method and gives positive attention to your program.</text:span></text:p></office:annotation>Final project presentation</text:span><text:span text:style-name="CommentReference"><office:annotation-end office:name="7"/></text:span><text:span text:style-name="T93"><text:s/>as a 10-14 minute pre-recorded video<text:s/></text:span></text:p>
        </text:list-item>
        <text:list-item>
          <text:p text:style-name="P94">Peer interaction in synchronous group session (6-15 students?): <text:s/>short highlight reel of students’ submitted videos (or, if in-person, their experimental demonstrations) with peer Q&amp;A, and class discussion of open-inquiry process</text:p>
        </text:list-item>
      </text:list>
      <text:p text:style-name="P95"/>
      <text:p text:style-name="P96">Final note on project topics: <text:s/>Instructors who also<text:s/>allow Demonstration/Invention projects (as opposed to scientific research projects) will likely want to remove some later focus on uncertainty analysis. <text:s/>In such projects, measurement uncertainties are still initially important to show feasibility of students’ plans, but propagated uncertainties may not be needed if students just need to demonstrate that their contraption “works”. <text:s/>In fact, such simplified projects may not even require a formal Midway report. <text:s/>Personally, I prefer setting the bar higher, asking that students do actual scientific research, and many of this repository’s materials are specifically supporting students in this direction.</text:p>
      <text:p text:style-name="P97"><text:span text:style-name="T98">NOTE: <text:s/>Explanatory comments for instructors are included in the side bar.</text:span></text:p>
      <text:p text:style-name="P99"/>
      <text:p text:style-name="P100">Context and Acknowledgements:</text:p>
      <text:p text:style-name="P101"/>
      <text:p text:style-name="P102">This<text:s/>document was developed as part of a collection to support open-inquiry physical science experiments in Bachelor's level lab courses, and published with a Creative Commons Attribution-NonCommercial-ShareAlike 4.0 International License. <text:s/>Everyone is free to<text:s/>reuse or adapt the materials under the conditions that they give appropriate attribution, do not use them nor derivatives of them for commercial purposes, and that any distributed or re-published adaptations are given the same Creative Commons License.</text:p>
      <text:p text:style-name="P103"/>
      <text:p text:style-name="P104"><text:span text:style-name="T105">F</text:span><text:span text:style-name="T106">reek Pols (</text:span><text:a xlink:href="https://orcid.org/0000-0002-4690-6460" office:target-frame-name="_top" xlink:show="replace"><text:span text:style-name="T107">https://orcid.org/0000-0002-4690-6460</text:span></text:a><text:span text:style-name="T108">), Paul Vlaanderen, Jean Heremans, and Thomas O’Donnell all gave helpful advice for this outline. <text:s/></text:span></text:p>
      <text:p text:style-name="P109"/>
      <text:p text:style-name="P110"><text:span text:style-name="T111">Forrest Bradbury (</text:span><text:a xlink:href="https://orcid.org/0000-0001-8412-4091" office:target-frame-name="_top" xlink:show="replace"><text:span text:style-name="T112">https://orcid.org/0000-0001-8412-4091</text:span></text:a><text:span text:style-name="T113"><text:s/>) of Amsterdam University College is responsible for this material and can be reached by email: <text:s/>forrestbradbury ("AT") gmail.com . <text:s/></text:span></text:p>
      <text:p text:style-name="P114"/>
      <text:p text:style-name="P115"><text:span text:style-name="T116">The full and up-to-date set of materials can be found in this<text:s/></text:span><text:span text:style-name="T117">GITHUB repository: <text:s/></text:span><text:a xlink:href="https://github.com/forrestbradbury/MakerLab" office:target-frame-name="_top" xlink:show="replace"><text:span text:style-name="T118">https://github.com/forrestbradbury/MakerLab</text:span></text:a><text:span text:style-name="T11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orrest Bradbury</meta:initial-creator>
    <dc:creator>Forrest Bradbury</dc:creator>
    <meta:creation-date>2020-07-17T13:32:00Z</meta:creation-date>
    <dc:date>2020-07-17T18:07:00Z</dc:date>
    <meta:template xlink:href="Normal" xlink:type="simple"/>
    <meta:editing-cycles>6</meta:editing-cycles>
    <meta:editing-duration>PT0S</meta:editing-duration>
    <meta:document-statistic meta:page-count="2" meta:paragraph-count="12" meta:word-count="958" meta:character-count="6410" meta:row-count="45" meta:non-whitespace-character-count="5464"/>
  </office:meta>
</office:document-meta>
</file>